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76015" officeooo:paragraph-rsid="00176015"/>
    </style:style>
    <style:style style:name="P2" style:family="paragraph" style:parent-style-name="Standard" style:list-style-name="L2">
      <style:text-properties officeooo:rsid="00176015" officeooo:paragraph-rsid="00176015"/>
    </style:style>
    <style:style style:name="P3" style:family="paragraph" style:parent-style-name="Standard" style:list-style-name="L2">
      <style:text-properties officeooo:rsid="00176015" officeooo:paragraph-rsid="001afb08"/>
    </style:style>
    <style:style style:name="P4" style:family="paragraph" style:parent-style-name="Standard" style:list-style-name="L3">
      <style:text-properties officeooo:rsid="00176015" officeooo:paragraph-rsid="001a6d9d"/>
    </style:style>
    <style:style style:name="P5" style:family="paragraph" style:parent-style-name="Standard" style:list-style-name="L2">
      <style:text-properties officeooo:rsid="0017bcb0" officeooo:paragraph-rsid="0017bcb0"/>
    </style:style>
    <style:style style:name="P6" style:family="paragraph" style:parent-style-name="Standard">
      <style:text-properties officeooo:rsid="0017bcb0" officeooo:paragraph-rsid="0017bcb0"/>
    </style:style>
    <style:style style:name="P7" style:family="paragraph" style:parent-style-name="Standard" style:list-style-name="L3">
      <style:text-properties officeooo:rsid="0017bcb0" officeooo:paragraph-rsid="0017bcb0"/>
    </style:style>
    <style:style style:name="P8" style:family="paragraph" style:parent-style-name="Standard" style:list-style-name="L3">
      <style:text-properties officeooo:paragraph-rsid="0017bcb0"/>
    </style:style>
    <style:style style:name="P9" style:family="paragraph" style:parent-style-name="Standard">
      <style:text-properties fo:font-weight="bold" officeooo:rsid="0017bcb0" officeooo:paragraph-rsid="0017bcb0" style:font-weight-asian="bold" style:font-weight-complex="bold"/>
    </style:style>
    <style:style style:name="P10" style:family="paragraph" style:parent-style-name="Standard">
      <style:text-properties fo:font-weight="bold" officeooo:rsid="00176015" officeooo:paragraph-rsid="00176015" style:font-weight-asian="bold" style:font-weight-complex="bold"/>
    </style:style>
    <style:style style:name="P11" style:family="paragraph" style:parent-style-name="Standard" style:list-style-name="L2">
      <style:text-properties officeooo:rsid="0019563f" officeooo:paragraph-rsid="001afb08"/>
    </style:style>
    <style:style style:name="P12" style:family="paragraph" style:parent-style-name="Standard" style:list-style-name="L3">
      <style:text-properties officeooo:rsid="0019563f" officeooo:paragraph-rsid="0019563f"/>
    </style:style>
    <style:style style:name="P13" style:family="paragraph" style:parent-style-name="Standard" style:list-style-name="L2">
      <style:text-properties officeooo:rsid="0019796e" officeooo:paragraph-rsid="0019796e"/>
    </style:style>
    <style:style style:name="P14" style:family="paragraph" style:parent-style-name="Standard" style:list-style-name="L2">
      <style:text-properties officeooo:rsid="001a6d9d" officeooo:paragraph-rsid="001a6d9d"/>
    </style:style>
    <style:style style:name="P15" style:family="paragraph" style:parent-style-name="Standard" style:list-style-name="L2">
      <style:text-properties officeooo:rsid="001afb08" officeooo:paragraph-rsid="001afb08"/>
    </style:style>
    <style:style style:name="P16" style:family="paragraph" style:parent-style-name="Standard" style:list-style-name="L3">
      <style:text-properties officeooo:rsid="001c53cb" officeooo:paragraph-rsid="001c53cb"/>
    </style:style>
    <style:style style:name="P17" style:family="paragraph" style:parent-style-name="Standard" style:list-style-name="L2">
      <style:text-properties officeooo:rsid="001c53cb" officeooo:paragraph-rsid="001c53cb"/>
    </style:style>
    <style:style style:name="T1" style:family="text">
      <style:text-properties officeooo:rsid="0017bcb0"/>
    </style:style>
    <style:style style:name="T2" style:family="text">
      <style:text-properties officeooo:rsid="001a6d9d"/>
    </style:style>
    <style:style style:name="T3" style:family="text">
      <style:text-properties officeooo:rsid="001afb0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Mali Package</text:p>
      <text:p text:style-name="P1"/>
      <text:list xml:id="list4197911656" text:style-name="L2">
        <text:list-item>
          <text:p text:style-name="P17">System Box</text:p>
          <text:list>
            <text:list-item>
              <text:p text:style-name="P17">Plastic Arduino Enclosure</text:p>
              <text:list>
                <text:list-item>
                  <text:p text:style-name="P17">Arduino Uno WiFi Rev2</text:p>
                </text:list-item>
                <text:list-item>
                  <text:p text:style-name="P17">Micro-SD Card Reader </text:p>
                  <text:list>
                    <text:list-item>
                      <text:p text:style-name="P17">Micro-SD Card</text:p>
                    </text:list-item>
                  </text:list>
                </text:list-item>
                <text:list-item>
                  <text:p text:style-name="P17">Breadboad</text:p>
                </text:list-item>
                <text:list-item>
                  <text:p text:style-name="P17">2-Channel Relay</text:p>
                </text:list-item>
                <text:list-item>
                  <text:p text:style-name="P17">Keyence Circuitry (in electrical tape)</text:p>
                </text:list-item>
                <text:list-item>
                  <text:p text:style-name="P17">ORP PCB (Outside and Inside Enclosure)</text:p>
                </text:list-item>
              </text:list>
            </text:list-item>
            <text:list-item>
              <text:p text:style-name="P17">Keyence FD-Q</text:p>
            </text:list-item>
            <text:list-item>
              <text:p text:style-name="P17">Start/Stop Panel</text:p>
            </text:list-item>
            <text:list-item>
              <text:p text:style-name="P17">ORP Sensor</text:p>
            </text:list-item>
            <text:list-item>
              <text:p text:style-name="P17">Power Adapter for Arduino</text:p>
            </text:list-item>
          </text:list>
        </text:list-item>
        <text:list-item>
          <text:p text:style-name="P11"><text:span text:style-name="T3">Loose in package</text:span></text:p>
          <text:list>
            <text:list-item>
              <text:p text:style-name="P17">Power Adapter for Keyence (Alito AC/DC Adapter)</text:p>
            </text:list-item>
            <text:list-item>
              <text:p text:style-name="P11">Long, white power strip</text:p>
            </text:list-item>
            <text:list-item>
              <text:p text:style-name="P3">Extra Keyence Cables <text:span text:style-name="T3">(</text:span>x3<text:span text:style-name="T3">)</text:span></text:p>
            </text:list-item>
          </text:list>
        </text:list-item>
        <text:list-item>
          <text:p text:style-name="P11"><text:span text:style-name="T3">Keyence Mounting Bracket Box</text:span></text:p>
          <text:list>
            <text:list-item>
              <text:p text:style-name="P11"><text:span text:style-name="T3">Keyence Mounting Bracket</text:span></text:p>
            </text:list-item>
          </text:list>
        </text:list-item>
        <text:list-item>
          <text:p text:style-name="P2">Backup Pa<text:span text:style-name="T2">rts Box</text:span></text:p>
          <text:list>
            <text:list-item>
              <text:p text:style-name="P14">Micro-SD to SD Card Converter</text:p>
            </text:list-item>
            <text:list-item>
              <text:p text:style-name="P2">Black, Plastic backings for Arduino enclosure</text:p>
            </text:list-item>
            <text:list-item>
              <text:p text:style-name="P2">Red and Yellow Wire Connectors </text:p>
            </text:list-item>
            <text:list-item>
              <text:p text:style-name="P15">Assorted Mounting Screws</text:p>
            </text:list-item>
          </text:list>
        </text:list-item>
        <text:list-item>
          <text:p text:style-name="P13">Tablet Box</text:p>
          <text:list>
            <text:list-item>
              <text:p text:style-name="P13">Metal Tablet Frame</text:p>
            </text:list-item>
            <text:list-item>
              <text:p text:style-name="P13">Plastic Tablet Frame</text:p>
            </text:list-item>
            <text:list-item>
              <text:p text:style-name="P13">Tablet</text:p>
            </text:list-item>
            <text:list-item>
              <text:p text:style-name="P13">Power Adapter Kit</text:p>
            </text:list-item>
          </text:list>
        </text:list-item>
        <text:list-item>
          <text:p text:style-name="P5">Jim’s Box</text:p>
          <text:list>
            <text:list-item>
              <text:p text:style-name="P5">PH Meter</text:p>
            </text:list-item>
            <text:list-item>
              <text:p text:style-name="P5">Red, plastic tags (x15)</text:p>
            </text:list-item>
            <text:list-item>
              <text:p text:style-name="P5">Orange, plastic vessels (x2)</text:p>
            </text:list-item>
            <text:list-item>
              <text:p text:style-name="P5">Arduino Uno Wifi Rev2 (x2)</text:p>
            </text:list-item>
            <text:list-item>
              <text:p text:style-name="P5">Short, black power strip (x2)</text:p>
            </text:list-item>
            <text:list-item>
              <text:p text:style-name="P5">Long, white power strip </text:p>
            </text:list-item>
            <text:list-item>
              <text:p text:style-name="P5">2 Channel Relay</text:p>
            </text:list-item>
            <text:list-item>
              <text:p text:style-name="P5">Power Adapters (x2)</text:p>
            </text:list-item>
            <text:list-item>
              <text:p text:style-name="P5">Heavy-duty Float Switch</text:p>
            </text:list-item>
            <text:list-item>
              <text:p text:style-name="P5">Breadboard/Jumper Wire Kit</text:p>
            </text:list-item>
          </text:list>
        </text:list-item>
      </text:list>
      <text:p text:style-name="P6"/>
      <text:p text:style-name="P9">Keep for Next Build</text:p>
      <text:p text:style-name="P6"/>
      <text:list xml:id="list2475961754" text:style-name="L3">
        <text:list-item>
          <text:p text:style-name="P8"><text:span text:style-name="T1">Omni Charge Battery (x2)</text:span></text:p>
        </text:list-item>
        <text:list-item>
          <text:p text:style-name="P7">Turbine Flowmeter</text:p>
        </text:list-item>
        <text:list-item>
          <text:p text:style-name="P12">DSD Tech USB to TTL (x2)</text:p>
        </text:list-item>
        <text:list-item>
          <text:p text:style-name="P4">Arduino Uno Wifi Rev 2</text:p>
        </text:list-item>
        <text:list-item>
          <text:p text:style-name="P4"><text:soft-page-break/>Solderless Breadboard x2</text:p>
        </text:list-item>
        <text:list-item>
          <text:p text:style-name="P4">Jumper Wires (Assorted)</text:p>
        </text:list-item>
        <text:list-item>
          <text:p text:style-name="P16">SD Card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19:03:09.972819234</meta:creation-date>
    <dc:date>2019-07-08T19:57:38.309033432</dc:date>
    <meta:editing-duration>PT23M25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2" meta:paragraph-count="49" meta:word-count="213" meta:character-count="1081" meta:non-whitespace-character-count="961"/>
  </office:meta>
</office:document-meta>
</file>